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checkpoints" style:family="table">
      <style:table-properties style:width="17cm" table:align="margins"/>
    </style:style>
    <style:style style:name="checkpoints.A" style:family="table-column">
      <style:table-column-properties style:column-width="5.667cm" style:rel-column-width="21845*"/>
    </style:style>
    <style:style style:name="checkpoints.A1" style:family="table-cell">
      <style:table-cell-properties style:writing-mode="page"/>
    </style:style>
    <style:style style:name="P1" style:family="paragraph" style:parent-style-name="Standard">
      <style:text-properties officeooo:paragraph-rsid="000c2b0e"/>
    </style:style>
    <style:style style:name="P2" style:family="paragraph" style:parent-style-name="Table_20_Contents">
      <style:text-properties officeooo:rsid="000c2b0e" officeooo:paragraph-rsid="000c2b0e"/>
    </style:style>
    <style:style style:name="P3" style:family="paragraph" style:parent-style-name="Table_20_Heading">
      <style:text-properties officeooo:rsid="000c2b0e" officeooo:paragraph-rsid="000c2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checklist is based on the document “APP.3.4 Samba” of the BSI Basic Protection Manual. </text:p>
      <text:p text:style-name="Standard"/>
      <text:p text:style-name="P1">This section is about the necessary security settings and guidelines that generally affect the Samba service and do not directly affect its use as an Active Directory domain controller.</text:p>
      <table:table table:name="checkpoints" table:style-name="checkpoints">
        <table:table-column table:style-name="checkpoints.A" table:number-columns-repeated="3"/>
        <table:table-header-rows>
          <table:table-row>
            <table:table-cell table:style-name="checkpoints.A1" office:value-type="string">
              <text:p text:style-name="P3">Settings to be checked</text:p>
            </table:table-cell>
            <table:table-cell table:style-name="checkpoints.A1" office:value-type="string">
              <text:p text:style-name="P3">Target</text:p>
            </table:table-cell>
            <table:table-cell table:style-name="checkpoints.A1" office:value-type="string">
              <text:p text:style-name="P3">Actual</text:p>
            </table:table-cell>
          </table:table-row>
        </table:table-header-rows>
        <table:table-row>
          <table:table-cell table:style-name="checkpoints.A1" office:value-type="string">
            <text:p text:style-name="Table_20_Contents">Direct access to a Samba server</text:p>
          </table:table-cell>
          <table:table-cell table:style-name="checkpoints.A1" office:value-type="string">
            <text:p text:style-name="Table_20_Contents">Direct access to a Samba server should only ever be possible via ssh. It must be ensured that direct login as “root” is not possible. The public-key method should be used for login. Better protection is provided by two-factor authentication, which can be set up using the googleauthenticator.</text:p>
            <text:p text:style-name="Table_20_Contents"/>
            <text:p text:style-name="Table_20_Contents">External access should definitely be limited in time.</text:p>
          </table:table-cell>
          <table:table-cell table:style-name="checkpoints.A1" office:value-type="string">
            <text:p text:style-name="Table_20_Contents"/>
          </table:table-cell>
        </table:table-row>
        <table:table-row>
          <table:table-cell table:style-name="checkpoints.A1" office:value-type="string">
            <text:p text:style-name="Table_20_Contents">Checking the settings in smb.conf</text:p>
          </table:table-cell>
          <table:table-cell table:style-name="checkpoints.A1" office:value-type="string">
            <text:p text:style-name="Table_20_Contents">The default settings should be checked. The “interfaces=” and “bind interfaces only = yes” parameters must be used to ensure that the Samba service is only accessible via the required network cards or IP addresses.</text:p>
          </table:table-cell>
          <table:table-cell table:style-name="checkpoints.A1" office:value-type="string">
            <text:p text:style-name="Table_20_Contents"/>
          </table:table-cell>
        </table:table-row>
        <table:table-row>
          <table:table-cell table:style-name="checkpoints.A1" office:value-type="string">
            <text:p text:style-name="Table_20_Contents">Unauthorized use or administration of Samba</text:p>
          </table:table-cell>
          <table:table-cell table:style-name="checkpoints.A1" office:value-type="string">
            <text:p text:style-name="Table_20_Contents">It must be ensured that only the tools that have been audited and approved by the company are used for administration. If the LAM (a web-based tool) is used, it must be ensured that all connections are encrypted. Both the connection to the web server and from the web server to the domain controller.</text:p>
          </table:table-cell>
          <table:table-cell table:style-name="checkpoints.A1" office:value-type="string">
            <text:p text:style-name="Table_20_Contents"/>
          </table:table-cell>
        </table:table-row>
        <table:table-row>
          <table:table-cell table:style-name="checkpoints.A1" office:value-type="string">
            <text:p text:style-name="Table_20_Contents">Faulty administration</text:p>
          </table:table-cell>
          <table:table-cell table:style-name="checkpoints.A1" office:value-type="string">
            <text:p text:style-name="Table_20_Contents">Samba is a complex service that is often incorrectly configured due to a lack of knowledge. In this case, the administrators' level of knowledge should be checked and documented at regular intervals.</text:p>
          </table:table-cell>
          <table:table-cell table:style-name="checkpoints.A1" office:value-type="string">
            <text:p text:style-name="Table_20_Contents"/>
          </table:table-cell>
        </table:table-row>
        <table:table-row>
          <table:table-cell table:style-name="checkpoints.A1" office:value-type="string">
            <text:p text:style-name="Table_20_Contents">Protection of TDB files</text:p>
          </table:table-cell>
          <table:table-cell table:style-name="checkpoints.A1" office:value-type="string">
            <text:p text:style-name="Table_20_Contents">All information needed to operate a Samba server is stored in TDB files. These files must be specially protected and regularly backed up. On a domain controller, all relevant TDB files are backed up using the samba-tool backup. The directory for the Samba configuration /var/lib/samba should, if <text:soft-page-break/>possible, be stored on its own partition.</text:p>
          </table:table-cell>
          <table:table-cell table:style-name="checkpoints.A1" office:value-type="string">
            <text:p text:style-name="Table_20_Contents"/>
          </table:table-cell>
        </table:table-row>
        <table:table-row>
          <table:table-cell table:style-name="checkpoints.A1" office:value-type="string">
            <text:p text:style-name="P2">Permissions of the SYSVOL share</text:p>
          </table:table-cell>
          <table:table-cell table:style-name="checkpoints.A1" office:value-type="string">
            <text:p text:style-name="Table_20_Contents">To protect the data for the SYSVOL share, the authorizations should be regularly checked with the command “samba-tool ntacl sysvolcheck”. In case of an error, the authorizations can be restored with the command “samba-tool ntacl sysvolreset”. The share should always be read-only on all domain controllers except the domain controller that holds the PDC role.</text:p>
          </table:table-cell>
          <table:table-cell table:style-name="checkpoints.A1" office:value-type="string">
            <text:p text:style-name="Table_20_Contents"/>
          </table:table-cell>
        </table:table-row>
        <table:table-row>
          <table:table-cell table:style-name="checkpoints.A1" office:value-type="string">
            <text:p text:style-name="P2">Users authorized to access the domain controllers</text:p>
          </table:table-cell>
          <table:table-cell table:style-name="checkpoints.A1" office:value-type="string">
            <text:p text:style-name="Table_20_Contents">It should not be possible to access the domain controller using local accounts. Administration should always be carried out using an Active Directory user. There should only be one local user with sudo access to the system for the event that a network connection is no longer possible. This local user should only be able to access the system locally.</text:p>
            <text:p text:style-name="Table_20_Contents">Care should be taken to ensure that the password for this user is regularly changed. At the latest, however, when an administrator leaves the company.</text:p>
          </table:table-cell>
          <table:table-cell table:style-name="checkpoints.A1" office:value-type="string">
            <text:p text:style-name="Table_20_Contents"/>
          </table:table-cell>
        </table:table-row>
        <table:table-row>
          <table:table-cell table:style-name="checkpoints.A1" office:value-type="string">
            <text:p text:style-name="P2">Training for administrators</text:p>
          </table:table-cell>
          <table:table-cell table:style-name="checkpoints.A1" office:value-type="string">
            <text:p text:style-name="Table_20_Contents">All persons employed as administrators should be trained before they start work. The training should prevent incorrect configurations and missing security measures from impairing operation and security. When upgrading to a new version, administrators should always read the release notes for the new version in order to be able to implement changes in their own system.</text:p>
          </table:table-cell>
          <table:table-cell table:style-name="checkpoints.A1" office:value-type="string">
            <text:p text:style-name="Table_20_Contents"/>
          </table:table-cell>
        </table:table-row>
        <table:table-row>
          <table:table-cell table:style-name="checkpoints.A1" office:value-type="string">
            <text:p text:style-name="P2">Regular backup</text:p>
          </table:table-cell>
          <table:table-cell table:style-name="checkpoints.A1" office:value-type="string">
            <text:p text:style-name="Table_20_Contents">All components should be regularly backed up. Particular attention should be paid to the Active Directory configuration. Backing up the VM is not a secure way to back up the object <text:soft-page-break/>database. The samba tool should always be used to back up the object database.</text:p>
          </table:table-cell>
          <table:table-cell table:style-name="checkpoints.A1"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11:35:54.261758949</meta:creation-date>
    <meta:generator>LibreOffice/24.2.6.2$Linux_X86_64 LibreOffice_project/420$Build-2</meta:generator>
    <dc:date>2024-11-13T12:00:56.173109478</dc:date>
    <meta:editing-duration>PT12M23S</meta:editing-duration>
    <meta:editing-cycles>3</meta:editing-cycles>
    <meta:document-statistic meta:table-count="1" meta:image-count="0" meta:object-count="0" meta:page-count="3" meta:paragraph-count="25" meta:word-count="562" meta:character-count="3466" meta:non-whitespace-character-count="2928"/>
  </office:meta>
</office:document-meta>
</file>